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d45a" officeooo:paragraph-rsid="0001d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23:17:29.633918220</meta:creation-date>
    <dc:date>2021-02-01T23:18:34.992946364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0.7.3$Linux_X86_64 LibreOffice_project/00m0$Build-3</meta:generator>
  </office:meta>
</office:document-meta>
</file>